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0.7291in"/>
          <style:tab-stop style:position="0.9063in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19068f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7" style:family="paragraph" style:parent-style-name="Standard">
      <style:paragraph-properties fo:line-height="100%" fo:text-align="center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normal" officeooo:rsid="00535689" officeooo:paragraph-rsid="00535689" style:font-weight-asian="normal" style:font-weight-complex="normal"/>
    </style:style>
    <style:style style:name="P9" style:family="paragraph" style:parent-style-name="Standard">
      <style:paragraph-properties fo:line-height="100%" fo:text-align="center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19068f" officeooo:paragraph-rsid="00563d2c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19068f" officeooo:paragraph-rsid="0056850e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7291in"/>
          <style:tab-stop style:position="0.9063in"/>
        </style:tab-stops>
      </style:paragraph-properties>
      <style:text-properties fo:font-weight="bold" officeooo:rsid="0019068f" officeooo:paragraph-rsid="00563d2c" style:font-weight-asian="bold" style:font-weight-complex="bold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7291in"/>
          <style:tab-stop style:position="0.9063in"/>
        </style:tab-stops>
      </style:paragraph-properties>
      <style:text-properties fo:font-weight="bold" officeooo:rsid="0019068f" officeooo:paragraph-rsid="0056850e" style:font-weight-asian="bold" style:font-weight-complex="bold"/>
    </style:style>
    <style:style style:name="P14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563d2c" style:font-weight-asian="bold" style:font-weight-complex="bold"/>
    </style:style>
    <style:style style:name="P15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56850e" style:font-weight-asian="bold" style:font-weight-complex="bold"/>
    </style:style>
    <style:style style:name="P16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563d2c" style:font-weight-asian="bold" style:font-weight-complex="bold"/>
    </style:style>
    <style:style style:name="P17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56850e" style:font-weight-asian="bold" style:font-weight-complex="bold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563d2c" officeooo:paragraph-rsid="00563d2c" style:font-weight-asian="bold" style:font-weight-complex="bold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563d2c" officeooo:paragraph-rsid="0057d42e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563d2c" officeooo:paragraph-rsid="00563d2c" style:font-weight-asian="bold" style:font-weight-complex="bold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56850e" officeooo:paragraph-rsid="0056850e" style:font-weight-asian="bold" style:font-weight-complex="bold"/>
    </style:style>
    <style:style style:name="P22" style:family="paragraph" style:parent-style-name="Standard">
      <style:paragraph-properties fo:line-height="100%" fo:text-align="justify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56850e" officeooo:paragraph-rsid="0057d42e" style:font-weight-asian="bold" style:font-weight-complex="bold"/>
    </style:style>
    <style:style style:name="P23" style:family="paragraph" style:parent-style-name="Standard">
      <style:paragraph-properties fo:line-height="100%" fo:text-align="center" style:justify-single-word="false" style:writing-mode="page">
        <style:tab-stops>
          <style:tab-stop style:position="0.2398in"/>
          <style:tab-stop style:position="0.3957in"/>
        </style:tab-stops>
      </style:paragraph-properties>
      <style:text-properties fo:font-weight="bold" officeooo:rsid="0056850e" officeooo:paragraph-rsid="0056850e" style:font-weight-asian="bold" style:font-weight-complex="bold"/>
    </style:style>
    <style:style style:name="P24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563d2c" style:font-weight-asian="bold" style:font-weight-complex="bold"/>
    </style:style>
    <style:style style:name="P25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56850e" style:font-weight-asian="bold" style:font-weight-complex="bold"/>
    </style:style>
    <style:style style:name="P26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563d2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7d42e" style:font-weight-asian="normal" style:font-weight-complex="normal"/>
    </style:style>
    <style:style style:name="T6" style:family="text">
      <style:text-properties officeooo:rsid="0056850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svg:stroke-width="0.0398in" svg:stroke-color="#000000" draw:marker-start-width="0.198in" draw:marker-end-width="0.198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26" svg:x1="-0.0134in" svg:y1="0.0965in" svg:x2="6.7157in" svg:y2="0.1173in"><text:p/></draw:line></text:p>
      <text:section text:style-name="Sect1" text:name="Section1">
        <text:p text:style-name="P2">NAMA<text:tab/>:</text:p>
        <text:p text:style-name="P2">KELAS<text:tab/>: <text:span text:style-name="T2">II (DUA)</text:span></text:p>
        <text:p text:style-name="P2"><draw:line text:anchor-type="paragraph" draw:z-index="1" draw:name="Shape1" draw:style-name="gr1" draw:text-style-name="P26" svg:x1="-0.0102in" svg:y1="0.1028in" svg:x2="6.7264in" svg:y2="0.1154in"><text:p/></draw:line></text:p>
        <text:p text:style-name="P2">SOAL<text:tab/>:<text:tab/><text:span text:style-name="T1">AQIDAH</text:span></text:p>
        <text:p text:style-name="P2">HARI<text:tab/>:</text:p>
      </text:section>
      <text:p text:style-name="P3">A. PERTANYAAN PILIHAN</text:p>
      <text:p text:style-name="P3">Berilah tanda silang (x) pada jawaban pertanyaan di bawah ini !</text:p>
      <text:p text:style-name="P4"/>
      <text:p text:style-name="P5">1.<text:tab/><text:span text:style-name="T1">Iman artinya …..</text:span></text:p>
      <text:p text:style-name="P6"><text:tab/>A. Menyembah Allah SWT</text:p>
      <text:p text:style-name="P6"><text:tab/>B. Percaya dengan penuh keyakinan</text:p>
      <text:p text:style-name="P6"><text:tab/>C. Menjalankan perintah</text:p>
      <text:p text:style-name="P6">2.<text:tab/>Rukun iman ada berapa aperkara ?</text:p>
      <text:section text:style-name="Sect1" text:name="Section2">
        <text:p text:style-name="P6"><text:tab/>A. Lima</text:p>
        <text:p text:style-name="P6"><text:tab/>B. Empat</text:p>
        <text:p text:style-name="P6"><text:tab/>C. Enam</text:p>
        <text:p text:style-name="P6"><text:tab/>D. Tiga</text:p>
      </text:section>
      <text:p text:style-name="P6">3.<text:tab/>Rukun iman yang ke empat adalah iman kepada ?</text:p>
      <text:section text:style-name="Sect1" text:name="Section3">
        <text:p text:style-name="P6"><text:tab/>A. Hari kiamat</text:p>
        <text:p text:style-name="P6"><text:tab/>B. Allah SWT</text:p>
        <text:p text:style-name="P6"><text:tab/>C. Malaikat</text:p>
        <text:p text:style-name="P6"><text:tab/>D. Rasul</text:p>
      </text:section>
      <text:p text:style-name="P6">4.<text:tab/>Nabi yang termasuk ulul Azmi ada berapa ?</text:p>
      <text:section text:style-name="Sect1" text:name="Section4">
        <text:p text:style-name="P6"><text:tab/>A. Dua</text:p>
        <text:p text:style-name="P6"><text:tab/>B. Tiga</text:p>
        <text:p text:style-name="P6"><text:tab/>C. Empat</text:p>
        <text:p text:style-name="P6"><text:tab/>D. Lima</text:p>
      </text:section>
      <text:p text:style-name="P6">5.<text:tab/>Nabi yang tidak termasuk ulul azmi adalah ?</text:p>
      <text:section text:style-name="Sect1" text:name="Section5">
        <text:p text:style-name="P6"><text:tab/>A. Musa AS</text:p>
        <text:p text:style-name="P6"><text:tab/>B. Sulaeman AS</text:p>
        <text:p text:style-name="P6"><text:tab/>C. Ibrohim AS</text:p>
        <text:p text:style-name="P6"><text:tab/>D. Nuh AS</text:p>
      </text:section>
      <text:p text:style-name="P6">6.<text:tab/>Nabi yang termasuk ulul Azmi adalah ?</text:p>
      <text:section text:style-name="Sect1" text:name="Section6">
        <text:p text:style-name="P6"><text:tab/>A. Idris AS</text:p>
        <text:p text:style-name="P6"><text:tab/>B. Sholeh AS</text:p>
        <text:p text:style-name="P6"><text:tab/>C. Ibrohim AS</text:p>
        <text:p text:style-name="P6"><text:tab/>D. Hud AS</text:p>
      </text:section>
      <text:p text:style-name="P6">7.<text:tab/>Adam artinya adalah …</text:p>
      <text:section text:style-name="Sect1" text:name="Section7">
        <text:p text:style-name="P6"><text:tab/>A. Ada</text:p>
        <text:p text:style-name="P6"><text:tab/>B. Baru</text:p>
        <text:p text:style-name="P6"><text:tab/>C. Tidak ada</text:p>
        <text:p text:style-name="P6"><text:tab/>D. Rusak</text:p>
      </text:section>
      <text:p text:style-name="P6">8.<text:tab/>Rusak adalah arti dari ….</text:p>
      <text:section text:style-name="Sect1" text:name="Section8">
        <text:p text:style-name="P6"><text:tab/>A. Kekal</text:p>
        <text:p text:style-name="P6"><text:tab/>B. Khuduts</text:p>
        <text:p text:style-name="P6"><text:tab/>C. Adam</text:p>
        <text:p text:style-name="P6"><text:tab/>D. Fana</text:p>
      </text:section>
      <text:p text:style-name="P6">9.<text:tab/>Sifat yang mustahil bagi Allah Ada berapa …</text:p>
      <text:section text:style-name="Sect1" text:name="Section9">
        <text:p text:style-name="P6"><text:tab/>A. 30</text:p>
        <text:p text:style-name="P6"><text:tab/>B. 40</text:p>
        <text:p text:style-name="P6"><text:tab/>C. 50</text:p>
        <text:p text:style-name="P6"><text:tab/>D. 20</text:p>
      </text:section>
      <text:p text:style-name="P6">10.<text:tab/>Kitab injil diturunkan kepada nabi …</text:p>
      <text:section text:style-name="Sect1" text:name="Section10">
        <text:p text:style-name="P6"><text:tab/>A. Muhammad SAW</text:p>
        <text:p text:style-name="P6"><text:tab/>B. Isa AS</text:p>
        <text:p text:style-name="P6"><text:tab/>C. Daud AS</text:p>
        <text:p text:style-name="P6"><text:tab/>D. Musa AS</text:p>
      </text:section>
      <text:p text:style-name="P6">11.<text:tab/>Al Qur’an pertama kali di turunkan di kota ?</text:p>
      <text:section text:style-name="Sect1" text:name="Section11">
        <text:p text:style-name="P6"><text:tab/>A. Madinah </text:p>
        <text:p text:style-name="P6"><text:tab/>B. Palestina</text:p>
        <text:p text:style-name="P6"><text:tab/>C. Mekkah</text:p>
        <text:p text:style-name="P6"><text:tab/>D. Suriah</text:p>
      </text:section>
      <text:p text:style-name="P6">12.<text:tab/>Syetan sangat cerdik dalam hal?</text:p>
      <text:p text:style-name="P6"><text:tab/>A. Menipu dan menggoda manusia</text:p>
      <text:p text:style-name="P6"><text:tab/>B. Mengajak kebaikan</text:p>
      <text:p text:style-name="P6"><text:tab/>C. Mengajak kebenaran</text:p>
      <text:p text:style-name="P6">13.<text:tab/>Malaikat yang terdapat dalam Al Qur’an ada berapa?</text:p>
      <text:section text:style-name="Sect1" text:name="Section12">
        <text:p text:style-name="P6"><text:tab/>A. Dua puluh</text:p>
        <text:p text:style-name="P6"><text:tab/>B. Tiga puluh</text:p>
        <text:p text:style-name="P6"><text:tab/>C. Sepuluh</text:p>
        <text:p text:style-name="P6"><text:tab/>D. Lima belas</text:p>
      </text:section>
      <text:p text:style-name="P6"/>
      <text:p text:style-name="P6"><text:soft-page-break/>14.<text:tab/>Malaikat yang bertugas mencatat amal baik adalah ?</text:p>
      <text:section text:style-name="Sect1" text:name="Section13">
        <text:p text:style-name="P6"><text:tab/>A. Munkar</text:p>
        <text:p text:style-name="P6"><text:tab/>B. Nakir</text:p>
        <text:p text:style-name="P6"><text:tab/>C. Rokib</text:p>
        <text:p text:style-name="P6"><text:tab/>D. Atid</text:p>
      </text:section>
      <text:p text:style-name="P6">15.<text:tab/>Malaikat Malik bertugas ?</text:p>
      <text:section text:style-name="Sect1" text:name="Section14">
        <text:p text:style-name="P6"><text:tab/>A. Menurunkan wahyu</text:p>
        <text:p text:style-name="P6"><text:tab/>B. Menjaga surga</text:p>
        <text:p text:style-name="P6"><text:tab/>C. Menjaga neraka</text:p>
        <text:p text:style-name="P6"><text:tab/>D. Mencabut nyawa</text:p>
      </text:section>
      <text:p text:style-name="P6">16.<text:tab/>Malaikat termasuk makhluk yang sangat…</text:p>
      <text:section text:style-name="Sect1" text:name="Section15">
        <text:p text:style-name="P6"><text:tab/>A. Durhaka</text:p>
        <text:p text:style-name="P6"><text:tab/>B. Taat dan patuh</text:p>
        <text:p text:style-name="P6"><text:tab/>C. Tercela</text:p>
        <text:p text:style-name="P6"><text:tab/>D. Kasar</text:p>
      </text:section>
      <text:p text:style-name="P6">17.<text:tab/>Alam malaikat yaitu bernama ..</text:p>
      <text:section text:style-name="Sect1" text:name="Section16">
        <text:p text:style-name="P6"><text:tab/>A. Alam Barzah</text:p>
        <text:p text:style-name="P6"><text:tab/>B. Alam Akherat</text:p>
        <text:p text:style-name="P6"><text:tab/>C. Alam malakut</text:p>
        <text:p text:style-name="P6"><text:tab/>D. Alam gaib</text:p>
      </text:section>
      <text:p text:style-name="P6">18.<text:tab/>Alam yang dilalui manusia ada berapa ?</text:p>
      <text:section text:style-name="Sect1" text:name="Section17">
        <text:p text:style-name="P6"><text:tab/>A. Enam</text:p>
        <text:p text:style-name="P6"><text:tab/>B. Lima</text:p>
        <text:p text:style-name="P6"><text:tab/>C. Empat</text:p>
        <text:p text:style-name="P6"><text:tab/>D. Tiga</text:p>
      </text:section>
      <text:p text:style-name="P6">19.<text:tab/>Yang termasuk perintah Allah adalah ? Kecuali !</text:p>
      <text:section text:style-name="Sect1" text:name="Section18">
        <text:p text:style-name="P6"><text:tab/>A. Sholat fardu</text:p>
        <text:p text:style-name="P6"><text:tab/>B. Puasa Ramadhan</text:p>
        <text:p text:style-name="P6"><text:tab/>C. Mengambil hak orang lain</text:p>
        <text:p text:style-name="P6"><text:tab/>D. Zakat</text:p>
      </text:section>
      <text:p text:style-name="P8">20.<text:tab/>Perkara yang termasuk larangan Allah Adalah</text:p>
      <text:section text:style-name="Sect1" text:name="Section19">
        <text:p text:style-name="P8"><text:tab/>A. Sedekah</text:p>
        <text:p text:style-name="P8"><text:tab/>B. Menghina orang lain</text:p>
        <text:p text:style-name="P8"><text:tab/>C. Puasa Ramadhan</text:p>
        <text:p text:style-name="P8"><text:tab/>D. Zakat</text:p>
      </text:section>
      <text:p text:style-name="P6"/>
      <text:p text:style-name="P7"/>
      <text:p text:style-name="P7"/>
      <text:p text:style-name="P7"/>
      <text:p text:style-name="P7">SELAMAT MENGERJAKAN</text:p>
      <text:p text:style-name="P24">UJIAN AKHIR SEMESTER</text:p>
      <text:p text:style-name="P16">MADRASAH DINIYAH AL MUBAROKAH</text:p>
      <text:p text:style-name="P16">TAHUN PELAJARAN 2016/2017</text:p>
      <text:p text:style-name="P16"><draw:line text:anchor-type="paragraph" draw:z-index="2" draw:name="Shape1" draw:style-name="gr1" draw:text-style-name="P26" svg:x1="-0.0134in" svg:y1="0.0965in" svg:x2="6.7157in" svg:y2="0.1173in"><text:p/></draw:line></text:p>
      <text:section text:style-name="Sect1" text:name="Section20">
        <text:p text:style-name="P12">NAMA<text:tab/>:</text:p>
        <text:p text:style-name="P12">KELAS<text:tab/>: <text:span text:style-name="T2">II (DUA)</text:span></text:p>
        <text:p text:style-name="P12"><draw:line text:anchor-type="paragraph" draw:z-index="3" draw:name="Shape1" draw:style-name="gr1" draw:text-style-name="P26" svg:x1="-0.0102in" svg:y1="0.1028in" svg:x2="6.7264in" svg:y2="0.1154in"><text:p/></draw:line></text:p>
        <text:p text:style-name="P12">SOAL<text:tab/>:<text:tab/><text:span text:style-name="T3">FIQIH</text:span></text:p>
        <text:p text:style-name="P12">HARI<text:tab/>:</text:p>
      </text:section>
      <text:p text:style-name="P14">A. PERTANYAAN PILIHAN</text:p>
      <text:p text:style-name="P10">Berilah tanda silang (x) pada jawaban pertanyaan di bawah ini !</text:p>
      <text:p text:style-name="P10"><text:span text:style-name="T4"/></text:p>
      <text:p text:style-name="P18"><text:span text:style-name="T4">1.<text:tab/>Wudhu artinya ...</text:span></text:p>
      <text:section text:style-name="Sect2" text:name="Section22">
        <text:p text:style-name="P18"><text:span text:style-name="T4"><text:tab/>A. Membasuh</text:span></text:p>
        <text:p text:style-name="P19"><text:span text:style-name="T4"><text:tab/>B. Bersih dan indah</text:span></text:p>
        <text:p text:style-name="P19"><text:span text:style-name="T4"><text:tab/>C. Bersuci</text:span></text:p>
        <text:p text:style-name="P18"><text:span text:style-name="T4"><text:tab/>D.</text:span></text:p>
      </text:section>
      <text:p text:style-name="P18"><text:span text:style-name="T4">2.<text:tab/>Fardhu Wudhu yang ke dua adalah …</text:span></text:p>
      <text:section text:style-name="Sect2" text:name="Section23">
        <text:p text:style-name="P18"><text:span text:style-name="T4"><text:tab/>A. Niat</text:span></text:p>
        <text:p text:style-name="P18"><text:span text:style-name="T4"><text:tab/>B. Membasuh tangan</text:span></text:p>
        <text:p text:style-name="P18"><text:span text:style-name="T4"><text:tab/>C. Membasih wajah</text:span></text:p>
        <text:p text:style-name="P18"><text:span text:style-name="T4"><text:tab/>D. Membasuh kepala</text:span></text:p>
      </text:section>
      <text:p text:style-name="P18"><text:span text:style-name="T4">3.<text:tab/>Membasuh tangan harus sampai dengan …</text:span></text:p>
      <text:section text:style-name="Sect2" text:name="Section24">
        <text:p text:style-name="P18"><text:span text:style-name="T4"><text:tab/>A. Pergelangan </text:span></text:p>
        <text:p text:style-name="P18"><text:span text:style-name="T4"><text:tab/></text:span><text:span text:style-name="T5">B</text:span><text:span text:style-name="T4">. Pundak</text:span></text:p>
        <text:p text:style-name="P18"><text:span text:style-name="T4"><text:tab/>C. Siku-siku</text:span></text:p>
        <text:p text:style-name="P18"><text:span text:style-name="T4"><text:tab/>D. Keseluruhan</text:span></text:p>
      </text:section>
      <text:p text:style-name="P18"><text:span text:style-name="T4">4.<text:tab/>Perkara yang membatalkan wudhu adalah …</text:span></text:p>
      <text:section text:style-name="Sect3" text:name="Section25">
        <text:p text:style-name="P18"><text:span text:style-name="T4"><text:tab/>A. Makan </text:span></text:p>
        <text:p text:style-name="P18"><text:span text:style-name="T4"><text:tab/>B. Minum</text:span></text:p>
        <text:p text:style-name="P18"><text:span text:style-name="T4"><text:tab/>C. Keluar sesuatu dari qubul dan dubur</text:span></text:p>
      </text:section>
      <text:p text:style-name="P18"><text:span text:style-name="T4">5.<text:tab/>Yang termasuk sunnah wudhu adalah ….</text:span></text:p>
      <text:p text:style-name="P18"><text:span text:style-name="T4"><text:tab/>A. Membaca basmalah</text:span></text:p>
      <text:p text:style-name="P18"><text:span text:style-name="T4"><text:tab/>B. Membasuh wajah</text:span></text:p>
      <text:p text:style-name="P18"><text:span text:style-name="T4"><text:tab/>C. Islam</text:span></text:p>
      <text:p text:style-name="P18"><text:span text:style-name="T4">6.<text:tab/>Islam dan tamyiz termasuk ke dalam …</text:span></text:p>
      <text:section text:style-name="Sect2" text:name="Section26">
        <text:p text:style-name="P18"><text:span text:style-name="T4"><text:tab/>A. Sunah wudhu</text:span></text:p>
        <text:p text:style-name="P18"><text:span text:style-name="T4"><text:tab/>B. Fardu wudhu</text:span></text:p>
        <text:p text:style-name="P18"><text:span text:style-name="T4"><text:tab/>C. Batal wudhu</text:span></text:p>
        <text:p text:style-name="P18"><text:span text:style-name="T4"><text:tab/>D. Syarat wudhu</text:span></text:p>
      </text:section>
      <text:p text:style-name="P18"><text:span text:style-name="T4">7.<text:tab/>“ Bawaerul wudhua lirofil hadatsil ashgori fardo” adalah lafadz niat…</text:span></text:p>
      <text:section text:style-name="Sect2" text:name="Section27">
        <text:p text:style-name="P18"><text:span text:style-name="T4"><text:tab/>A. Mandi</text:span></text:p>
        <text:p text:style-name="P18"><text:span text:style-name="T4"><text:tab/>B. Wudhu</text:span></text:p>
        <text:p text:style-name="P18"><text:span text:style-name="T4"><text:tab/>C. Tayamum</text:span></text:p>
        <text:p text:style-name="P18"><text:span text:style-name="T4"><text:tab/>D. Sholat</text:span></text:p>
      </text:section>
      <text:p text:style-name="P18"><text:span text:style-name="T4">8.<text:tab/>Jika kita tidak mempunyai wudhu kita tidak boleh menyentuh dan memegang…</text:span></text:p>
      <text:section text:style-name="Sect2" text:name="Section28">
        <text:p text:style-name="P18"><text:span text:style-name="T4"><text:tab/>A. Koran</text:span></text:p>
        <text:p text:style-name="P18"><text:span text:style-name="T4"><text:tab/>B. Al Qur’an</text:span></text:p>
        <text:p text:style-name="P18"><text:span text:style-name="T4"><text:tab/>C. Buku</text:span></text:p>
        <text:p text:style-name="P18"><text:span text:style-name="T4"><text:tab/>D. Kita kuning</text:span></text:p>
      </text:section>
      <text:p text:style-name="P18"><text:span text:style-name="T4">9.<text:tab/>Berwdhu disunahkan , menghadap ke arah ….</text:span></text:p>
      <text:section text:style-name="Sect2" text:name="Section29">
        <text:p text:style-name="P18"><text:span text:style-name="T4"><text:tab/>A. Utara</text:span></text:p>
        <text:p text:style-name="P18"><text:span text:style-name="T4"><text:tab/>B. Barat</text:span></text:p>
        <text:p text:style-name="P18"><text:span text:style-name="T4"><text:tab/>C. Kiblat</text:span></text:p>
        <text:p text:style-name="P18"><text:span text:style-name="T4"><text:tab/>D. Timur</text:span></text:p>
      </text:section>
      <text:p text:style-name="P18"><text:span text:style-name="T4">10.<text:tab/>Berwudhu harus menggunakan air yang suci dan ….</text:span></text:p>
      <text:section text:style-name="Sect2" text:name="Section30">
        <text:p text:style-name="P18"><text:span text:style-name="T4"><text:tab/>A. Membersihkan</text:span></text:p>
        <text:p text:style-name="P18"><text:span text:style-name="T4"><text:tab/>B. Mensucikan </text:span></text:p>
        <text:p text:style-name="P18"><text:span text:style-name="T4"><text:tab/>C. Menyegarkan</text:span></text:p>
        <text:p text:style-name="P18"><text:span text:style-name="T4"><text:tab/>D. Mencerahkan</text:span></text:p>
      </text:section>
      <text:p text:style-name="P18"><text:span text:style-name="T4">11.<text:tab/>Air yang digunakan untuk berwudhu harus….</text:span></text:p>
      <text:section text:style-name="Sect2" text:name="Section31">
        <text:p text:style-name="P18"><text:span text:style-name="T4"><text:tab/>A. Kurang dari satu kulah</text:span></text:p>
        <text:p text:style-name="P18"><text:span text:style-name="T4"><text:tab/>B. Lebih dari dua kulah</text:span></text:p>
        <text:p text:style-name="P18"><text:span text:style-name="T4"><text:tab/>C. Kurang dari dua kulah</text:span></text:p>
        <text:p text:style-name="P18"><text:span text:style-name="T4"><text:tab/>D. Satu kulah</text:span></text:p>
      </text:section>
      <text:p text:style-name="P18"><text:span text:style-name="T4">12.<text:tab/>Hukum-hukum islam ada berapa …</text:span></text:p>
      <text:section text:style-name="Sect2" text:name="Section32">
        <text:p text:style-name="P18"><text:span text:style-name="T4"><text:tab/>A. Lima macam</text:span></text:p>
        <text:p text:style-name="P18"><text:span text:style-name="T4"><text:tab/>B. Empat macam</text:span></text:p>
        <text:p text:style-name="P18"><text:span text:style-name="T4"><text:tab/>C. Tiga macam</text:span></text:p>
        <text:p text:style-name="P18"><text:span text:style-name="T4"><text:tab/>D. Dua macam</text:span></text:p>
      </text:section>
      <text:p text:style-name="P18"><text:span text:style-name="T4">13.<text:tab/>Yang termasuk perkara wajib adalah ….</text:span></text:p>
      <text:section text:style-name="Sect2" text:name="Section33">
        <text:p text:style-name="P18"><text:span text:style-name="T4"><text:tab/>A. Sedekah</text:span></text:p>
        <text:p text:style-name="P18"><text:span text:style-name="T4"><text:tab/>B. Sholat Fardu</text:span></text:p>
        <text:p text:style-name="P18"><text:span text:style-name="T4"><text:tab/>C. Puasa Senin-Kamis</text:span></text:p>
        <text:p text:style-name="P18"><text:span text:style-name="T4"><text:tab/>D. Wudhu</text:span></text:p>
      </text:section>
      <text:p text:style-name="P18"><text:span text:style-name="T4"/></text:p>
      <text:p text:style-name="P18"><text:soft-page-break/><text:span text:style-name="T4">14.<text:tab/>Sholat Tarawih, puasa Senin Kamis termasuk hukum</text:span></text:p>
      <text:section text:style-name="Sect2" text:name="Section34">
        <text:p text:style-name="P18"><text:span text:style-name="T4"><text:tab/>A. Wajib</text:span></text:p>
        <text:p text:style-name="P18"><text:span text:style-name="T4"><text:tab/>B. Makruh</text:span></text:p>
        <text:p text:style-name="P18"><text:span text:style-name="T4"><text:tab/>C. Sunah</text:span></text:p>
        <text:p text:style-name="P18"><text:span text:style-name="T4"><text:tab/>D. Mubah</text:span></text:p>
      </text:section>
      <text:p text:style-name="P18"><text:span text:style-name="T4">15.<text:tab/>Apabila dikerjakan mendapat pahala dan apabila ditinggalkan berdosa adalah arti dari …</text:span></text:p>
      <text:section text:style-name="Sect2" text:name="Section35">
        <text:p text:style-name="P18"><text:span text:style-name="T4"><text:tab/>A. Haram</text:span></text:p>
        <text:p text:style-name="P18"><text:span text:style-name="T4"><text:tab/>B. Sunat</text:span></text:p>
        <text:p text:style-name="P18"><text:span text:style-name="T4"><text:tab/>C. Makruh</text:span></text:p>
        <text:p text:style-name="P18"><text:span text:style-name="T4"><text:tab/>D. Wajib</text:span></text:p>
      </text:section>
      <text:p text:style-name="P18"><text:span text:style-name="T4">16.<text:tab/>Robbighfirlii warhamnii, wazburnii …. adalah bacaan….</text:span></text:p>
      <text:section text:style-name="Sect2" text:name="Section36">
        <text:p text:style-name="P18"><text:span text:style-name="T4"><text:tab/>A. Sujud</text:span></text:p>
        <text:p text:style-name="P18"><text:span text:style-name="T4"><text:tab/>B. Ruku</text:span></text:p>
        <text:p text:style-name="P18"><text:span text:style-name="T4"><text:tab/>C. Duduk diantara dua sujud</text:span></text:p>
        <text:p text:style-name="P18"><text:span text:style-name="T4"><text:tab/>D. Itidal</text:span></text:p>
      </text:section>
      <text:p text:style-name="P18"><text:span text:style-name="T4">17.<text:tab/>Lafadz itidal adalah membaca …</text:span></text:p>
      <text:section text:style-name="Sect2" text:name="Section37">
        <text:p text:style-name="P18"><text:span text:style-name="T4"><text:tab/>A. Subhana Robbiyal ala</text:span></text:p>
        <text:p text:style-name="P18"><text:span text:style-name="T4"><text:tab/>B. Samiallaohu liman hamidah robbana lakal <text:tab/><text:tab/> hamdu..</text:span></text:p>
        <text:p text:style-name="P18"><text:span text:style-name="T4"><text:tab/>C. Subhana Robbiyal adzhimi</text:span></text:p>
        <text:p text:style-name="P18"><text:span text:style-name="T4"><text:tab/>D. Robbighfirlii warhamnii</text:span></text:p>
      </text:section>
      <text:p text:style-name="P18"><text:span text:style-name="T4">18.<text:tab/>Setelah membaca doa iftitah selanjutnya kita membaca …</text:span></text:p>
      <text:section text:style-name="Sect2" text:name="Section38">
        <text:p text:style-name="P18"><text:span text:style-name="T4"><text:tab/>A. Surat – surat pendek</text:span></text:p>
        <text:p text:style-name="P18"><text:span text:style-name="T4"><text:tab/>B. Iftitah</text:span></text:p>
        <text:p text:style-name="P18"><text:span text:style-name="T4"><text:tab/>C. Tahiyat</text:span></text:p>
        <text:p text:style-name="P18"><text:span text:style-name="T4"><text:tab/>D. Surat Alfatihah</text:span></text:p>
      </text:section>
      <text:p text:style-name="P18"><text:span text:style-name="T4">19.<text:tab/>Setelah kita rukuk selanjutnya kita …</text:span></text:p>
      <text:section text:style-name="Sect2" text:name="Section39">
        <text:p text:style-name="P18"><text:span text:style-name="T4"><text:tab/>A. Sujud</text:span></text:p>
        <text:p text:style-name="P18"><text:span text:style-name="T4"><text:tab/>B. Duduk diantara dua sujud</text:span></text:p>
        <text:p text:style-name="P18"><text:span text:style-name="T4"><text:tab/>C. Itidal</text:span></text:p>
        <text:p text:style-name="P18"><text:span text:style-name="T4"><text:tab/>D. Iftitah</text:span></text:p>
      </text:section>
      <text:p text:style-name="P18"><text:span text:style-name="T4">20.<text:tab/>Pahala bagi orang yang sholat berjamaah di Mesjid adalah …</text:span></text:p>
      <text:section text:style-name="Sect2" text:name="Section40">
        <text:p text:style-name="P18"><text:span text:style-name="T4"><text:tab/>A. 50 derajat</text:span></text:p>
        <text:p text:style-name="P18"><text:span text:style-name="T4"><text:tab/>B. 27 derajat</text:span></text:p>
        <text:p text:style-name="P18"><text:span text:style-name="T4"><text:tab/>C. 10 derajat</text:span></text:p>
        <text:p text:style-name="P18"><text:span text:style-name="T4"><text:tab/>D. 1 Derajat</text:span></text:p>
      </text:section>
      <text:p text:style-name="P18"><text:span text:style-name="T4"/></text:p>
      <text:p text:style-name="P18"><text:span text:style-name="T4"/></text:p>
      <text:p text:style-name="P20"><text:span text:style-name="T4">SELAMAT MENGERJAKAN</text:span></text:p>
      <text:p text:style-name="P18"><text:span text:style-name="T4"/></text:p>
      <text:p text:style-name="P25">UJIAN AKHIR SEMESTER</text:p>
      <text:p text:style-name="P17">MADRASAH DINIYAH AL MUBAROKAH</text:p>
      <text:p text:style-name="P17">TAHUN PELAJARAN 2016/2017</text:p>
      <text:p text:style-name="P17"><draw:line text:anchor-type="paragraph" draw:z-index="4" draw:name="Shape1" draw:style-name="gr1" draw:text-style-name="P26" svg:x1="-0.0134in" svg:y1="0.0965in" svg:x2="6.7157in" svg:y2="0.1173in"><text:p/></draw:line></text:p>
      <text:section text:style-name="Sect1" text:name="Section21">
        <text:p text:style-name="P13">NAMA<text:tab/>:</text:p>
        <text:p text:style-name="P13">KELAS<text:tab/>: <text:span text:style-name="T2">II (DUA)</text:span></text:p>
        <text:p text:style-name="P13"><draw:line text:anchor-type="paragraph" draw:z-index="5" draw:name="Shape1" draw:style-name="gr1" draw:text-style-name="P26" svg:x1="-0.0102in" svg:y1="0.1028in" svg:x2="6.7264in" svg:y2="0.1154in"><text:p/></draw:line></text:p>
        <text:p text:style-name="P13">SOAL<text:tab/>:<text:tab/><text:span text:style-name="T6">AKHLAK</text:span></text:p>
        <text:p text:style-name="P13">HARI<text:tab/>:</text:p>
      </text:section>
      <text:p text:style-name="P15">A. PERTANYAAN PILIHAN</text:p>
      <text:p text:style-name="P11"><text:span text:style-name="T4">Berilah tanda silang (x) pada jawaban pertanyaan di bawah ini !</text:span></text:p>
      <text:p text:style-name="P11"><text:span text:style-name="T4"/></text:p>
      <text:p text:style-name="P21"><text:span text:style-name="T4">1.<text:tab/>“Sesungguhnya Aku (Nabi Muhammad SAW) diutus untuk ….</text:span></text:p>
      <text:p text:style-name="P21"><text:span text:style-name="T4"><text:tab/>A. Menyempurnakan akhlak</text:span></text:p>
      <text:p text:style-name="P21"><text:span text:style-name="T4"><text:tab/>B. Menyepurnakan zakat</text:span></text:p>
      <text:p text:style-name="P21"><text:span text:style-name="T4"><text:tab/>C. Menyempurnakan ilmu</text:span></text:p>
      <text:p text:style-name="P21"><text:span text:style-name="T4">2.<text:tab/>Akhlak terbagi menjadi ….</text:span></text:p>
      <text:section text:style-name="Sect2" text:name="Section41">
        <text:p text:style-name="P21"><text:span text:style-name="T4"><text:tab/>A. 2 (Dua)</text:span></text:p>
        <text:p text:style-name="P21"><text:span text:style-name="T4"><text:tab/>B. 3 (Tiga)</text:span></text:p>
        <text:p text:style-name="P21"><text:span text:style-name="T4"><text:tab/>C. 4 (Empat)</text:span></text:p>
        <text:p text:style-name="P21"><text:span text:style-name="T4"><text:tab/>D. <text:s/>5 (lima)</text:span></text:p>
      </text:section>
      <text:p text:style-name="P21"><text:span text:style-name="T4">3.<text:tab/>Yang termasuk akhlak yang baik adalah ?</text:span></text:p>
      <text:p text:style-name="P21"><text:span text:style-name="T4"><text:tab/>A. Tolong menolong</text:span></text:p>
      <text:p text:style-name="P21"><text:span text:style-name="T4"><text:tab/>B. Sombong</text:span></text:p>
      <text:p text:style-name="P21"><text:span text:style-name="T4"><text:tab/>C. Ingin mendapat pujian</text:span></text:p>
      <text:p text:style-name="P21"><text:span text:style-name="T4">4.<text:tab/>Jujur adalah salah satu akhlak yang ?</text:span></text:p>
      <text:section text:style-name="Sect2" text:name="Section42">
        <text:p text:style-name="P21"><text:span text:style-name="T4"><text:tab/>A. Baik</text:span></text:p>
        <text:p text:style-name="P21"><text:span text:style-name="T4"><text:tab/>B. Terpuji</text:span></text:p>
        <text:p text:style-name="P21"><text:span text:style-name="T4"><text:tab/>C. Tercela</text:span></text:p>
        <text:p text:style-name="P21"><text:span text:style-name="T4"><text:tab/>D. Buruk</text:span></text:p>
      </text:section>
      <text:p text:style-name="P21"><text:span text:style-name="T4">5.<text:tab/>Orang yang berhati jujur akan senantiasa …</text:span></text:p>
      <text:section text:style-name="Sect2" text:name="Section43">
        <text:p text:style-name="P21"><text:span text:style-name="T4"><text:tab/>A. Dihina</text:span></text:p>
        <text:p text:style-name="P21"><text:span text:style-name="T4"><text:tab/>B. Debenci</text:span></text:p>
        <text:p text:style-name="P21"><text:span text:style-name="T4"><text:tab/>C. dipercaya</text:span></text:p>
        <text:p text:style-name="P21"><text:span text:style-name="T4"><text:tab/>D. Dijauhi</text:span></text:p>
      </text:section>
      <text:p text:style-name="P21"><text:span text:style-name="T4">6.<text:tab/>Rasullullah diberi gelar Al Amin yang artinya..</text:span></text:p>
      <text:section text:style-name="Sect2" text:name="Section44">
        <text:p text:style-name="P21"><text:span text:style-name="T4"><text:tab/>A. Terpercaya</text:span></text:p>
        <text:p text:style-name="P21"><text:span text:style-name="T4"><text:tab/>B. Terbaik</text:span></text:p>
        <text:p text:style-name="P21"><text:span text:style-name="T4"><text:tab/>C. Terpuji</text:span></text:p>
        <text:p text:style-name="P21"><text:span text:style-name="T4"><text:tab/>D. Terindah</text:span></text:p>
      </text:section>
      <text:p text:style-name="P21"><text:span text:style-name="T4">7.<text:tab/>Qul khoirun Auliyasmuut artinya adalah …</text:span></text:p>
      <text:section text:style-name="Sect2" text:name="Section45">
        <text:p text:style-name="P21"><text:span text:style-name="T4"><text:tab/>A. berbicaralah lemah lembut</text:span></text:p>
        <text:p text:style-name="P21"><text:span text:style-name="T4"><text:tab/>B. Berbicara ang baik atau diam</text:span></text:p>
        <text:p text:style-name="P21"><text:span text:style-name="T4"><text:tab/>C. Berbicara yang sopan</text:span></text:p>
        <text:p text:style-name="P21"><text:span text:style-name="T4"><text:tab/>D. Bicara yang benar</text:span></text:p>
      </text:section>
      <text:p text:style-name="P21"><text:span text:style-name="T4">8.<text:tab/>“ Subhanalladzi Syahhoro lana hadza wanna kunna … “ adalah doa ketika ..</text:span></text:p>
      <text:section text:style-name="Sect2" text:name="Section46">
        <text:p text:style-name="P21"><text:span text:style-name="T4"><text:tab/>A. Memakai pakaian</text:span></text:p>
        <text:p text:style-name="P22"><text:span text:style-name="T4"><text:tab/>B. Masuk rumah</text:span></text:p>
        <text:p text:style-name="P22"><text:span text:style-name="T4"><text:tab/>C. Naik kendaraan</text:span></text:p>
        <text:p text:style-name="P21"><text:span text:style-name="T4"><text:tab/>D. Selesai berwudhu</text:span></text:p>
      </text:section>
      <text:p text:style-name="P21"><text:span text:style-name="T4">9.<text:tab/>Doa ketika memakai pakaian adalah …</text:span></text:p>
      <text:section text:style-name="Sect2" text:name="Section47">
        <text:p text:style-name="P21"><text:span text:style-name="T4"><text:tab/>A. Subhanalladzi syahhoro lanaa</text:span></text:p>
        <text:p text:style-name="P21"><text:span text:style-name="T4"><text:tab/>B. Subhana mayyurkumul barqo</text:span></text:p>
        <text:p text:style-name="P21"><text:span text:style-name="T4"><text:tab/>C. Allohumma inni asaluka khirul mulaji</text:span></text:p>
        <text:p text:style-name="P21"><text:span text:style-name="T4"><text:tab/>D. Allohummainni asaluka ilman naafiah</text:span></text:p>
      </text:section>
      <text:p text:style-name="P21"><text:span text:style-name="T4">10.<text:tab/>Apabila kita diberi kenikmatan oleh Alloh kita harus ..</text:span></text:p>
      <text:section text:style-name="Sect2" text:name="Section48">
        <text:p text:style-name="P21"><text:span text:style-name="T4"><text:tab/>A. Bersbar</text:span></text:p>
        <text:p text:style-name="P21"><text:span text:style-name="T4"><text:tab/>B. Bersyukur </text:span></text:p>
        <text:p text:style-name="P21"><text:span text:style-name="T4"><text:tab/>C. Tawakal</text:span></text:p>
        <text:p text:style-name="P21"><text:span text:style-name="T4"><text:tab/>D. Tawadh</text:span><text:span text:style-name="T5">u</text:span></text:p>
      </text:section>
      <text:p text:style-name="P21"><text:span text:style-name="T4">11<text:tab/>Ungkapan rasa syukur kepada alloh yaitu kita mengucapkan</text:span></text:p>
      <text:section text:style-name="Sect2" text:name="Section49">
        <text:p text:style-name="P21"><text:span text:style-name="T4"><text:tab/>A. Innalillahi </text:span></text:p>
        <text:p text:style-name="P21"><text:span text:style-name="T4"><text:tab/>B. Subhanalloh</text:span></text:p>
        <text:p text:style-name="P21"><text:span text:style-name="T4"><text:tab/>C. Alhamdulillah</text:span></text:p>
        <text:p text:style-name="P21"><text:span text:style-name="T4"><text:tab/>D. Allohu akbar</text:span></text:p>
      </text:section>
      <text:p text:style-name="P21"><text:span text:style-name="T4">12.<text:tab/>Orang yang bersyukur atas segala nikmat maka Alloh akan …</text:span></text:p>
      <text:p text:style-name="P21"><text:span text:style-name="T4"><text:tab/>A. Menambah nikmatnya</text:span></text:p>
      <text:p text:style-name="P21"><text:span text:style-name="T4"><text:tab/>B. Mengurangi nikmatnya</text:span></text:p>
      <text:p text:style-name="P21"><text:span text:style-name="T4"><text:tab/>C. Memberi kebaikan</text:span></text:p>
      <text:p text:style-name="P21"><text:span text:style-name="T4">13.<text:tab/>Adab ketika berada dikelas adalah …</text:span></text:p>
      <text:section text:style-name="Sect2" text:name="Section50">
        <text:p text:style-name="P21"><text:span text:style-name="T4"><text:tab/>A. Melanggar tata tertib</text:span></text:p>
        <text:p text:style-name="P21"><text:span text:style-name="T4"><text:tab/>B. Mematuhi tata tertib</text:span></text:p>
        <text:p text:style-name="P21"><text:span text:style-name="T4"><text:tab/>C. Senantiasa mengobrol</text:span></text:p>
        <text:p text:style-name="P21"><text:span text:style-name="T4"><text:tab/>D. Tidak taat kepada guru</text:span></text:p>
      </text:section>
      <text:p text:style-name="P21"><text:soft-page-break/><text:span text:style-name="T4">14.<text:tab/>Akhlak yang baik terhadap orang tua adalah senantiasa…</text:span></text:p>
      <text:section text:style-name="Sect2" text:name="Section51">
        <text:p text:style-name="P21"><text:span text:style-name="T4"><text:tab/>A. Menghormati dan mendoakan</text:span></text:p>
        <text:p text:style-name="P21"><text:span text:style-name="T4"><text:tab/>B. membantahnya</text:span></text:p>
        <text:p text:style-name="P21"><text:span text:style-name="T4"><text:tab/>C. Melawannya</text:span></text:p>
        <text:p text:style-name="P21"><text:span text:style-name="T4"><text:tab/>D. Kasar kepadanya</text:span></text:p>
      </text:section>
      <text:p text:style-name="P21"><text:span text:style-name="T4">15.<text:tab/>Kalau kita cinta dan sayang kepada orang tua kita harus…</text:span></text:p>
      <text:section text:style-name="Sect2" text:name="Section52">
        <text:p text:style-name="P21"><text:span text:style-name="T4"><text:tab/>A. Menelantarkan orang tua</text:span></text:p>
        <text:p text:style-name="P21"><text:span text:style-name="T4"><text:tab/>B. Menyulitkan orang tua</text:span></text:p>
        <text:p text:style-name="P21"><text:span text:style-name="T4"><text:tab/>C. Meringankan pekerjaan orang tua</text:span></text:p>
        <text:p text:style-name="P21"><text:span text:style-name="T4"><text:tab/>D. Menjadi beban orang tua</text:span></text:p>
      </text:section>
      <text:p text:style-name="P21"><text:span text:style-name="T4">16.<text:tab/>Membuat orang tua bangga adalah salah satu cara kita…</text:span></text:p>
      <text:p text:style-name="P21"><text:span text:style-name="T4"><text:tab/>A. Cinta dan sayang</text:span></text:p>
      <text:p text:style-name="P21"><text:span text:style-name="T4"><text:tab/>B. membebani orang tua</text:span></text:p>
      <text:p text:style-name="P21"><text:span text:style-name="T4"><text:tab/>C Durhaka kepada orang tua</text:span></text:p>
      <text:p text:style-name="P21"><text:span text:style-name="T4">17.<text:tab/>Alloh SWT sangat menyukai anak yang ..</text:span></text:p>
      <text:section text:style-name="Sect2" text:name="Section53">
        <text:p text:style-name="P21"><text:span text:style-name="T4"><text:tab/>A. Berbuat buruk kepada orang tua</text:span></text:p>
        <text:p text:style-name="P21"><text:span text:style-name="T4"><text:tab/>B. Berbuat baik kepada orang tua</text:span></text:p>
        <text:p text:style-name="P21"><text:span text:style-name="T4"><text:tab/>C. Durhaka kepada orang tua</text:span></text:p>
        <text:p text:style-name="P21"><text:span text:style-name="T4"><text:tab/>D. Menyakiti orang tua</text:span></text:p>
      </text:section>
      <text:p text:style-name="P21"><text:span text:style-name="T4">18.<text:tab/>“ Aljannatu tahta aqdamil ummahat” artinya adalah …..</text:span></text:p>
      <text:p text:style-name="P21"><text:span text:style-name="T4"><text:tab/>A. Senyummu dihadapanb wajah saudaramu adalah sedekah</text:span></text:p>
      <text:p text:style-name="P21"><text:span text:style-name="T4"><text:tab/>B. Syurga dibawah telapak kaki kibu</text:span></text:p>
      <text:p text:style-name="P21"><text:span text:style-name="T4"><text:tab/>C. Ilmu itu cahaya bodoh itu bahaya</text:span></text:p>
      <text:p text:style-name="P21"><text:span text:style-name="T4">19.<text:tab/>Orang yang rajin menuntu ilmu niscaya akan ..</text:span></text:p>
      <text:section text:style-name="Sect2" text:name="Section54">
        <text:p text:style-name="P21"><text:span text:style-name="T4"><text:tab/>A. Diberkahi rezekinya</text:span></text:p>
        <text:p text:style-name="P21"><text:span text:style-name="T4"><text:tab/>B. Diberikan kemudahan</text:span></text:p>
        <text:p text:style-name="P21"><text:span text:style-name="T4"><text:tab/>C. Ditinggikan derajatnya</text:span></text:p>
        <text:p text:style-name="P21"><text:span text:style-name="T4"><text:tab/>D. Dimudahkan kehidupannya</text:span></text:p>
      </text:section>
      <text:p text:style-name="P21"><text:span text:style-name="T4">20.<text:tab/></text:span><text:span text:style-name="T5">T</text:span><text:span text:style-name="T4">holabul ilmi Faridhotun Ala kulli muslimin wal muslimat …. artinya adalah</text:span></text:p>
      <text:p text:style-name="P21"><text:span text:style-name="T4"><text:tab/>A. Menuntut ilmu itu wajib bagi muslimin dan muslimat</text:span></text:p>
      <text:p text:style-name="P21"><text:span text:style-name="T4"><text:tab/>B. Tuntutlah ilmu walaupan sampai ke negeri China</text:span></text:p>
      <text:p text:style-name="P21"><text:span text:style-name="T4"><text:tab/>C. Tuntutlah ilmu dari buaian sampai liang jahat</text:span></text:p>
      <text:p text:style-name="P21"><text:span text:style-name="T4"/></text:p>
      <text:p text:style-name="P23"><text:span text:style-name="T4">SELAMAT MENGERJAK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1.6.2$Linux_X86_64 LibreOffice_project/10m0$Build-2</meta:generator>
    <dc:date>2017-06-03T06:26:41.761465674</dc:date>
    <meta:editing-duration>PT3H22M18S</meta:editing-duration>
    <meta:editing-cycles>69</meta:editing-cycles>
    <meta:document-statistic meta:table-count="0" meta:image-count="0" meta:object-count="0" meta:page-count="6" meta:paragraph-count="320" meta:word-count="1281" meta:character-count="7273" meta:non-whitespace-character-count="6071"/>
  </office:meta>
</office:document-meta>
</file>